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2.388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2.097cm"/>
    </style:style>
    <style:style style:name="co12" style:family="table-column">
      <style:table-column-properties fo:break-before="auto" style:column-width="8.818cm"/>
    </style:style>
    <style:style style:name="co13" style:family="table-column">
      <style:table-column-properties fo:break-before="auto" style:column-width="13.323cm"/>
    </style:style>
    <style:style style:name="co14" style:family="table-column">
      <style:table-column-properties fo:break-before="auto" style:column-width="12.695cm"/>
    </style:style>
    <style:style style:name="co15" style:family="table-column">
      <style:table-column-properties fo:break-before="auto" style:column-width="24.017cm"/>
    </style:style>
    <style:style style:name="co16" style:family="table-column">
      <style:table-column-properties fo:break-before="auto" style:column-width="3.776cm"/>
    </style:style>
    <style:style style:name="co17" style:family="table-column">
      <style:table-column-properties fo:break-before="auto" style:column-width="2.969cm"/>
    </style:style>
    <style:style style:name="co18" style:family="table-column">
      <style:table-column-properties fo:break-before="auto" style:column-width="2.992cm"/>
    </style:style>
    <style:style style:name="co19" style:family="table-column">
      <style:table-column-properties fo:break-before="auto" style:column-width="2.858cm"/>
    </style:style>
    <style:style style:name="co20" style:family="table-column">
      <style:table-column-properties fo:break-before="auto" style:column-width="3.103cm"/>
    </style:style>
    <style:style style:name="co21" style:family="table-column">
      <style:table-column-properties fo:break-before="auto" style:column-width="4.623cm"/>
    </style:style>
    <style:style style:name="co22" style:family="table-column">
      <style:table-column-properties fo:break-before="auto" style:column-width="5.115cm"/>
    </style:style>
    <style:style style:name="co23" style:family="table-column">
      <style:table-column-properties fo:break-before="auto" style:column-width="4.177cm"/>
    </style:style>
    <style:style style:name="co24" style:family="table-column">
      <style:table-column-properties fo:break-before="auto" style:column-width="4.914cm"/>
    </style:style>
    <style:style style:name="co25" style:family="table-column">
      <style:table-column-properties fo:break-before="auto" style:column-width="2.745cm"/>
    </style:style>
    <style:style style:name="co26" style:family="table-column">
      <style:table-column-properties fo:break-before="auto" style:column-width="2.723cm"/>
    </style:style>
    <style:style style:name="co27" style:family="table-column">
      <style:table-column-properties fo:break-before="auto" style:column-width="4.953cm"/>
    </style:style>
    <style:style style:name="co28" style:family="table-column">
      <style:table-column-properties fo:break-before="auto" style:column-width="2.88cm"/>
    </style:style>
    <style:style style:name="co29" style:family="table-column">
      <style:table-column-properties fo:break-before="auto" style:column-width="2.611cm"/>
    </style:style>
    <style:style style:name="co30" style:family="table-column">
      <style:table-column-properties fo:break-before="auto" style:column-width="6.156cm"/>
    </style:style>
    <style:style style:name="co31" style:family="table-column">
      <style:table-column-properties fo:break-before="auto" style:column-width="11.853cm"/>
    </style:style>
    <style:style style:name="co32" style:family="table-column">
      <style:table-column-properties fo:break-before="auto" style:column-width="3.064cm"/>
    </style:style>
    <style:style style:name="co33" style:family="table-column">
      <style:table-column-properties fo:break-before="auto" style:column-width="9.433cm"/>
    </style:style>
    <style:style style:name="co34" style:family="table-column">
      <style:table-column-properties fo:break-before="auto" style:column-width="2.704cm"/>
    </style:style>
    <style:style style:name="co35" style:family="table-column">
      <style:table-column-properties fo:break-before="auto" style:column-width="3.32cm"/>
    </style:style>
    <style:style style:name="co36" style:family="table-column">
      <style:table-column-properties fo:break-before="auto" style:column-width="2.3cm"/>
    </style:style>
    <style:style style:name="co37" style:family="table-column">
      <style:table-column-properties fo:break-before="auto" style:column-width="2.916cm"/>
    </style:style>
    <style:style style:name="co38" style:family="table-column">
      <style:table-column-properties fo:break-before="auto" style:column-width="3.404cm"/>
    </style:style>
    <style:style style:name="co39" style:family="table-column">
      <style:table-column-properties fo:break-before="auto" style:column-width="3.679cm"/>
    </style:style>
    <style:style style:name="co40" style:family="table-column">
      <style:table-column-properties fo:break-before="auto" style:column-width="11.599cm"/>
    </style:style>
    <style:style style:name="co41" style:family="table-column">
      <style:table-column-properties fo:break-before="auto" style:column-width="1.833cm"/>
    </style:style>
    <style:style style:name="co42" style:family="table-column">
      <style:table-column-properties fo:break-before="auto" style:column-width="2.852cm"/>
    </style:style>
    <style:style style:name="co43" style:family="table-column">
      <style:table-column-properties fo:break-before="auto" style:column-width="3.893cm"/>
    </style:style>
    <style:style style:name="co44" style:family="table-column">
      <style:table-column-properties fo:break-before="auto" style:column-width="1.875cm"/>
    </style:style>
    <style:style style:name="co45" style:family="table-column">
      <style:table-column-properties fo:break-before="auto" style:column-width="1.536cm"/>
    </style:style>
    <style:style style:name="co46" style:family="table-column">
      <style:table-column-properties fo:break-before="auto" style:column-width="2.491cm"/>
    </style:style>
    <style:style style:name="co47" style:family="table-column">
      <style:table-column-properties fo:break-before="auto" style:column-width="2.342cm"/>
    </style:style>
    <style:style style:name="co48" style:family="table-column">
      <style:table-column-properties fo:break-before="auto" style:column-width="23.821cm"/>
    </style:style>
    <style:style style:name="co49" style:family="table-column">
      <style:table-column-properties fo:break-before="auto" style:column-width="24.223cm"/>
    </style:style>
    <style:style style:name="co50" style:family="table-column">
      <style:table-column-properties fo:break-before="auto" style:column-width="3.447cm"/>
    </style:style>
    <style:style style:name="co5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6.927cm" fo:break-before="auto" style:use-optimal-row-height="true"/>
    </style:style>
    <style:style style:name="ro4" style:family="table-row">
      <style:table-row-properties style:row-height="10.964cm" fo:break-before="auto" style:use-optimal-row-height="true"/>
    </style:style>
    <style:style style:name="ro5" style:family="table-row">
      <style:table-row-properties style:row-height="9.754cm" fo:break-before="auto" style:use-optimal-row-height="true"/>
    </style:style>
    <style:style style:name="ro6" style:family="table-row">
      <style:table-row-properties style:row-height="8.543cm" fo:break-before="auto" style:use-optimal-row-height="true"/>
    </style:style>
    <style:style style:name="ro7" style:family="table-row">
      <style:table-row-properties style:row-height="11.772cm" fo:break-before="auto" style:use-optimal-row-height="true"/>
    </style:style>
    <style:style style:name="ro8" style:family="table-row">
      <style:table-row-properties style:row-height="7.735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9.35cm" fo:break-before="auto" style:use-optimal-row-height="true"/>
    </style:style>
    <style:style style:name="ro11" style:family="table-row">
      <style:table-row-properties style:row-height="8.946cm" fo:break-before="auto" style:use-optimal-row-height="true"/>
    </style:style>
    <style:style style:name="ro12" style:family="table-row">
      <style:table-row-properties style:row-height="13.792cm" fo:break-before="auto" style:use-optimal-row-height="true"/>
    </style:style>
    <style:style style:name="ro13" style:family="table-row">
      <style:table-row-properties style:row-height="6.523cm" fo:break-before="auto" style:use-optimal-row-height="true"/>
    </style:style>
    <style:style style:name="ro14" style:family="table-row">
      <style:table-row-properties style:row-height="7.331cm" fo:break-before="auto" style:use-optimal-row-height="true"/>
    </style:style>
    <style:style style:name="ro15" style:family="table-row">
      <style:table-row-properties style:row-height="7.807cm" fo:break-before="auto" style:use-optimal-row-height="fals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7" style:family="table-cell" style:parent-style-name="Default" style:data-style-name="N10000"/>
    <style:style style:name="ce5"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style:use-window-font-color="tru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c9211e"/>
    </style:style>
    <style:style style:name="T6" style:family="text">
      <style:text-properties style:use-window-font-color="true"/>
    </style:style>
    <style:style style:name="T7" style:family="text">
      <style:text-properties fo:color="#ff0000"/>
    </style:style>
    <style:style style:name="T8"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ff0000" fo:font-weight="bold" style:font-weight-asian="bold" style:font-weight-complex="bold"/>
    </style:style>
    <style:style style:name="T16" style:family="text">
      <style:text-properties style:use-window-font-color="true" fo:font-weight="bold" style:font-weight-asian="bold" style:font-weight-complex="bold"/>
    </style:style>
    <style:style style:name="T17" style:family="text">
      <style:text-properties fo:color="#ff8000" fo:font-weight="bold" style:font-weight-asian="bold" style:font-weight-complex="bold"/>
    </style:style>
    <style:style style:name="T18" style:family="text">
      <style:text-properties fo:color="#ff8000" fo:font-weight="bold" style:text-underline-style="none" style:text-underline-color="font-color" style:font-weight-asian="bold" style:font-weight-complex="bold"/>
    </style:style>
    <style:style style:name="T19" style:family="text">
      <style:text-properties style:text-underline-style="none" style:text-underline-color="font-color"/>
    </style:style>
    <style:style style:name="T20" style:family="text">
      <style:text-properties style:text-underline-style="none" style:text-underline-color="font-color" fo:color="#c9211e"/>
    </style:style>
    <style:style style:name="T21" style:family="text">
      <style:text-properties fo:font-weight="normal" style:font-weight-asian="normal" style:font-weight-complex="normal" fo:color="#c9211e"/>
    </style:style>
    <style:style style:name="T22" style:family="text">
      <style:text-properties fo:color="#c9211e" style:text-underline-style="solid" style:text-underline-width="auto" style:text-underline-color="font-color"/>
    </style:style>
    <style:style style:name="T23" style:family="text">
      <style:text-properties fo:color="#ff8000"/>
    </style:style>
    <style:style style:name="T24" style:family="text">
      <style:text-properties fo:font-weight="bold" style:font-weight-asian="bold" style:font-weight-complex="bold" fo:color="#c9211e"/>
    </style:style>
    <style:style style:name="T25" style:family="text">
      <style:text-properties fo:font-weight="bold" style:font-weight-asian="bold" style:font-weight-complex="bold" fo:color="#ff8000"/>
    </style:style>
    <style:style style:name="T2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Default"/>
        <table:table-column table:style-name="co18" table:default-cell-style-name="Default"/>
        <table:table-column table:style-name="co19" table:number-columns-repeated="2"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Default"/>
        <table:table-column table:style-name="co22" table:default-cell-style-name="Default"/>
        <table:table-column table:style-name="co23" table:default-cell-style-name="Default"/>
        <table:table-column table:style-name="co25" table:default-cell-style-name="Default"/>
        <table:table-column table:style-name="co26" table:default-cell-style-name="Default"/>
        <table:table-column table:style-name="co27" table:default-cell-style-name="ce10"/>
        <table:table-column table:style-name="co28" table:default-cell-style-name="Default"/>
        <table:table-column table:style-name="co29" table:default-cell-style-name="ce10"/>
        <table:table-column table:style-name="co29" table:default-cell-style-name="Default"/>
        <table:table-column table:style-name="co30" table:default-cell-style-name="ce10"/>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36" table:default-cell-style-name="Default"/>
        <table:table-column table:style-name="co42" table:default-cell-style-name="Default"/>
        <table:table-column table:style-name="co43" table:default-cell-style-name="ce5"/>
        <table:table-column table:style-name="co44"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ce5"/>
        <table:table-column table:style-name="co8" table:number-columns-repeated="3"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7" office:value-type="string" calcext:value-type="string">
            <text:p>SM_highest_prob</text:p>
          </table:table-cell>
          <table:table-cell table:style-name="ce7" office:value-type="string" calcext:value-type="string">
            <text:p>SMA_highest_prob</text:p>
          </table:table-cell>
          <table:table-cell table:style-name="ce7" office:value-type="string" calcext:value-type="string">
            <text:p>prob_diff</text:p>
          </table:table-cell>
          <table:table-cell table:style-name="ce7" office:value-type="string" calcext:value-type="string">
            <text:p>SM_prob_entropy</text:p>
          </table:table-cell>
          <table:table-cell table:style-name="ce7"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pred_diff</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105.909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08.901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11.759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14.616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17.719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20.821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5.445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30.56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34.737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39.651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4.274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49.389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3.566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6.311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59.034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3.987cm" svg:y="0cm" draw:caption-point-x="-0.61cm" draw:caption-point-y="0.01cm">
              <dc:date>2025-06-26T00:00:00</dc:date>
              <text:p text:style-name="P4"><text:span text:style-name="T1">przydatne fakty zawarte w artykule, wypunktowane</text:span></text:p>
            </office:annotation>
            <text:p>Przydatne fakty</text:p>
          </table:table-cell>
          <table:table-cell office:value-type="string" calcext:value-type="string">
            <office:annotation draw:style-name="gr10" draw:text-style-name="P6" svg:width="2.899cm" svg:height="2.921cm" svg:x="166.868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9.478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office:value-type="string" calcext:value-type="string">
            <office:annotation draw:style-name="gr12" draw:text-style-name="P2" svg:width="2.899cm" svg:height="3.361cm" svg:x="172.089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7"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7" office:value-type="string" calcext:value-type="string">
            <text:p>sort_key</text:p>
          </table:table-cell>
          <table:table-cell office:value-type="string" calcext:value-type="string">
            <text:p>Zdecydowanie SM</text:p>
          </table:table-cell>
          <table:table-cell office:value-type="string" calcext:value-type="string">
            <text:p>Zdecydowanie SMA</text:p>
          </table:table-cell>
          <table:table-cell office:value-type="string" calcext:value-type="string">
            <text:p>Iloczyn zdecydowania</text:p>
          </table:table-cell>
        </table:table-row>
        <table:table-row table:style-name="ro2">
          <table:table-cell table:style-name="ce6"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2]-[.E2]"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table:formula="of:=ABS([.I2]-[.J2])" office:value-type="float" office:value="4" calcext:value-type="float">
            <text:p>4</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table:style-name="ce2" office:value-type="string" calcext:value-type="string">
            <text:p><text:span text:style-name="T3">It might come as a surprise to many that the right to vote, fundamental to any democratic system, is not explicitly enshrined in the Constitution.</text:span> <text:span text:style-name="T4">While the Constitution itself establishes a system of representative government, the reality of access to the ballot box is often complex and often limited by various factors.</text:span> The right to vote is not just a legal abstract concept; <text:span text:style-name="T4">it is a reality that needs to be actively protected and maintained</text:span>. <text:span text:style-name="T4">The absence of explicit guarantees in the Constitution does not negate the importance of securing and safeguarding this vital right.</text:span>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4">Our system of representative democracy, a cornerstone of our government, rests on the foundation of citizen participation</text:span>.  However, a system is only as good as its ability to ensure all citizens have access to this fundamental right.  <text:span text:style-name="T4">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office:value-type="string" calcext:value-type="string">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formacja o tym, że dostęp do urn jest czasem ograniczony (ale brak informacji, że trzeba poprawić prawo, aby explicite było zapisane że ludzie mają prawo do głosowania, żeby utrudnić blokowanie dostępu do ur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ext:p/>
            <text:p>Wygenerowany artykuł jest dosyć ogólny i jedynie dodaje informacje o tym, że system polityczny w stanach opiera się na głosowaniu i że dostęp do urn jest czasem ograniczony, ale nie dostarcza istotnych faktów do poprawy klasyfikacji.</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office:value-type="float" office:value="0.104820286392181" calcext:value-type="float">
            <text:p>0.104820286392181</text:p>
          </table:table-cell>
          <table:table-cell table:formula="of:=1-([.G2]/LOG(6;2))" office:value-type="float" office:value="0.103562012196007" calcext:value-type="float">
            <text:p>0,103562012196007</text:p>
          </table:table-cell>
          <table:table-cell table:formula="of:=1-([.H2]/LOG(6;2))" office:value-type="float" office:value="0.0858780889742674" calcext:value-type="float">
            <text:p>0,0858780889742674</text:p>
          </table:table-cell>
          <table:table-cell table:formula="of:=[.BI2]*[.BJ2]" office:value-type="float" office:value="0.00889370769772289" calcext:value-type="float">
            <text:p>0,00889370769772289</text:p>
          </table:table-cell>
        </table:table-row>
        <table:table-row table:style-name="ro3">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3]-[.E3]"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formula="of:=ABS([.I3]-[.J3])" office:value-type="float" office:value="4" calcext:value-type="float">
            <text:p>4</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5">The extraordinary claim, that President John F. Kennedy personally released a star Green Bay Packer from military reserve duty to enable him to play in the 1961 NFL Championship Game, has become the subject of much speculation and debate</text:span>. <text:span text:style-name="T5">This rumor, often presented with a hint of conspiracy, revolves around the legendary quarterback, Bart Starr.</text:span>  <text:span text:style-name="T6">There's no doubt that Starr was one of the most admired and decorated players of his generation</text:span>.  He led the Packers to numerous victories and was recognized as a symbol of team spirit.  <text:span text:style-name="T5">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5">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cell table:formula="of:=1-([.G3]/LOG(6;2))" office:value-type="float" office:value="0.0797003727626028" calcext:value-type="float">
            <text:p>0,0797003727626028</text:p>
          </table:table-cell>
          <table:table-cell table:formula="of:=1-([.H3]/LOG(6;2))" office:value-type="float" office:value="0.0928943632411127" calcext:value-type="float">
            <text:p>0,0928943632411127</text:p>
          </table:table-cell>
          <table:table-cell table:formula="of:=[.BI3]*[.BJ3]" office:value-type="float" office:value="0.00740371537786131" calcext:value-type="float">
            <text:p>0,00740371537786131</text:p>
          </table:table-cell>
        </table:table-row>
        <table:table-row table:style-name="ro4">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4]-[.E4]"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table:formula="of:=ABS([.I4]-[.J4])" office:value-type="float" office:value="4" calcext:value-type="float">
            <text:p>4</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4">While the assertion is true in a literal interpretation, it highlights a broader issue concerning representation and local involvement</text:span>. <text:span text:style-name="T4">Critics argue that Austin's vast population and increasing influence require a congressional seat</text:span>.  They point out that the state's recent redistricting process ignored the needs of residents in certain areas, <text:span text:style-name="T4">potentially creating a situation where significant numbers of citizens lack voting power</text:span>. <text:span text:style-name="T4">This has led to calls for a re-evaluation of representation and potentially a new district.</text:span> This lack of representation may create a disconnect between residents and the elected officials who should be serving them. <text:span text:style-name="T7">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text:span>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text:span text:style-name="T26">- informacja o negatywnym wpływie braku reprezentacji z powodu braku dystryktu </text:span>kongresowego</text:p>
            <text:p>- informacja o publicznej chęci reewaluacji lub utworzenia dystryktu kongresow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Wygenerowany artykuł zawiera mało konkretne i mało informatywne informacje wspierające tezę zawartą w treści kolumny statement, które są faktycznie prawdziwe i mogłyby pomóc w klasyfikacji, ale także zawiera logicznie sprzeczne informacje na temat elastyczności i większego głosu na poziomie państwowym z powodu braku reprezentanta w izbie reprezentantów oraz fałszywe na temat tego, że istnieją jakieś głosy, które broniłyby tego niekorzystnego dla Austin podziału na dystrykty. Być może LLM próbował szukać jakiejś równowagi retorycznej próbując znaleźć „drugą stronę” sporu, której w rzeczywistości nie ma więc zmyślił te informacje na potrzeby swojej narracji. Istnieje logika dominującej partii stanu, która „woli” mieć Austin pocięte — ale to logika strategiczna, a nie obywatelska czy demokratyczn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cell table:formula="of:=1-([.G4]/LOG(6;2))" office:value-type="float" office:value="0.125419241256343" calcext:value-type="float">
            <text:p>0,125419241256343</text:p>
          </table:table-cell>
          <table:table-cell table:formula="of:=1-([.H4]/LOG(6;2))" office:value-type="float" office:value="0.0443584367406322" calcext:value-type="float">
            <text:p>0,0443584367406322</text:p>
          </table:table-cell>
          <table:table-cell table:formula="of:=[.BI4]*[.BJ4]" office:value-type="float" office:value="0.00556340147932758" calcext:value-type="float">
            <text:p>0,00556340147932758</text:p>
          </table:table-cell>
        </table:table-row>
        <table:table-row table:style-name="ro5">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5]-[.E5]"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table:formula="of:=ABS([.I5]-[.J5])" office:value-type="float" office:value="3" calcext:value-type="float">
            <text:p>3</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8">The Republican nominee for president, Paul Ryan</text:span><text:span text:style-name="T9">, has crafted a budget proposal </text:span><text:span text:style-name="T10">that calls for $700 billion in cuts to Medicare spending over the years</text:span><text:span text:style-name="T9">, </text:span><text:span text:style-name="T11">a figure that has been a point of contention between the parties</text:span><text:span text:style-name="T9"> for months. </text:span><text:span text:style-name="T12">This figure represents a significant chunk of the budget for the aging population, which is projected to rely heavily on Medicare for healthcare during the next decades.</text:span><text:span text:style-name="T9"> Democrats and other critics have highlighted the steep nature of these cuts and argued that </text:span><text:span text:style-name="T10">they would disproportionately hurt elderly citizens</text:span><text:span text:style-name="T13"> </text:span><text:span text:style-name="T10">who rely on the program</text:span><text:span text:style-name="T7">.</text:span> Ryan has consistently maintained that he intends to rein in government spending in a way that makes the budget more sustainable, and these Medicare cuts are a part of that strategy. <text:span text:style-name="T14">However, the $700 billion figure has become a point of contention between Republicans and Democrats.</text:span> <text:span text:style-name="T15">Democrats, and several Republican critics, have argued that this figure relies on the same $700 billion in savings from Medicare that Mitt Romney and other Republicans have been pushing for months</text:span>. <text:span text:style-name="T15">This strategy for budget cuts that hinges on a single source of revenue has been critiqued for being inflexible and unsustainable</text:span><text:span text:style-name="T7">.</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ext:p/>
            <text:p>Wygenerowany artykuł powołuje się na nieprawdziwe informacje, zawiera nieprawdziwe informacje. Dodaje nowe informacje, ale są one raczej szkodliwe i nieużyteczne.</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cell table:formula="of:=1-([.G5]/LOG(6;2))" office:value-type="float" office:value="0.145803640326012" calcext:value-type="float">
            <text:p>0,145803640326012</text:p>
          </table:table-cell>
          <table:table-cell table:formula="of:=1-([.H5]/LOG(6;2))" office:value-type="float" office:value="0.127161493806267" calcext:value-type="float">
            <text:p>0,127161493806267</text:p>
          </table:table-cell>
          <table:table-cell table:formula="of:=[.BI5]*[.BJ5]" office:value-type="float" office:value="0.0185406087062474" calcext:value-type="float">
            <text:p>0,0185406087062474</text:p>
          </table:table-cell>
        </table:table-row>
        <table:table-row table:style-name="ro6">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6]-[.E6]"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table:formula="of:=ABS([.I6]-[.J6])" office:value-type="float" office:value="2" calcext:value-type="float">
            <text:p>2</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5">reducing poverty levels to a record low</text:span>. This prosperity did not just benefit our workforce, however.  <text:span text:style-name="T5">The manufacturing sector saw a resurgence</text:span><text:span text:style-name="T6"> with new plants and production facilities, and our consumer confidence soared</text:span>.  <text:span text:style-name="T4">We witnessed a boom in technological advancements, leading to new products and innovations</text:span>. With every passing year, it became evident that we were not only re-establishing our economic foundation, but also building a future for generations to come.  <text:span text:style-name="T4">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ext:p/>
            <text:p>Wygenerowany artykuł raczej powtarza tezy zawarte w kolumnie statement i dobudowywuje do nich bardzo ogólnikowe stwierdzenia, które pośrednio mogłyby pomóc w rozumowaniu prawdziwości stwierdzeń w statement, chociaż dodaje też fałszywe informacje.</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cell table:formula="of:=1-([.G6]/LOG(6;2))" office:value-type="float" office:value="0.202664144317584" calcext:value-type="float">
            <text:p>0,202664144317584</text:p>
          </table:table-cell>
          <table:table-cell table:formula="of:=1-([.H6]/LOG(6;2))" office:value-type="float" office:value="0.176690521003916" calcext:value-type="float">
            <text:p>0,176690521003916</text:p>
          </table:table-cell>
          <table:table-cell table:formula="of:=[.BI6]*[.BJ6]" office:value-type="float" office:value="0.0358088332482868" calcext:value-type="float">
            <text:p>0,0358088332482868</text:p>
          </table:table-cell>
        </table:table-row>
        <table:table-row table:style-name="ro3">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7]-[.E7]"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formula="of:=ABS([.I7]-[.J7])" office:value-type="float" office:value="2" calcext:value-type="float">
            <text:p>2</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ext:p/>
            <text:p>Wygenerowany artykuł jest bardzo ogólny i powtarza stwierdzenia zawarte w kolumnie statement.</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cell table:formula="of:=1-([.G7]/LOG(6;2))" office:value-type="float" office:value="0.196724441005344" calcext:value-type="float">
            <text:p>0,196724441005344</text:p>
          </table:table-cell>
          <table:table-cell table:formula="of:=1-([.H7]/LOG(6;2))" office:value-type="float" office:value="0.133962177641695" calcext:value-type="float">
            <text:p>0,133962177641695</text:p>
          </table:table-cell>
          <table:table-cell table:formula="of:=[.BI7]*[.BJ7]" office:value-type="float" office:value="0.026353634512421" calcext:value-type="float">
            <text:p>0,026353634512421</text:p>
          </table:table-cell>
        </table:table-row>
        <table:table-row table:style-name="ro7">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table:formula="of:=ABS([.I8]-[.J8])" office:value-type="float" office:value="2" calcext:value-type="float">
            <text:p>2</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4">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4"> aerospace and defense to healthcare and technology</text:span>, each contributing to the city's remarkable progress. <text:span text:style-name="T16">The report emphasizes the strong economic indicators within San Antonio</text:span><text:span text:style-name="T6">,</text:span><text:span text:style-name="T16">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4">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cell table:formula="of:=1-([.G8]/LOG(6;2))" office:value-type="float" office:value="0.155689580488092" calcext:value-type="float">
            <text:p>0,155689580488092</text:p>
          </table:table-cell>
          <table:table-cell table:formula="of:=1-([.H8]/LOG(6;2))" office:value-type="float" office:value="0.132596517154161" calcext:value-type="float">
            <text:p>0,132596517154161</text:p>
          </table:table-cell>
          <table:table-cell table:formula="of:=[.BI8]*[.BJ8]" office:value-type="float" office:value="0.0206438961299135" calcext:value-type="float">
            <text:p>0,0206438961299135</text:p>
          </table:table-cell>
        </table:table-row>
        <table:table-row table:style-name="ro6">
          <table:table-cell table:style-name="ce6"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9]-[.E9]"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table:formula="of:=ABS([.I9]-[.J9])" office:value-type="float" office:value="2" calcext:value-type="float">
            <text:p>2</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As a nation, we are neglecting a critical path to future prosperity. The United States has long been a global leader in R&amp;D, but this record of innovation is increasingly fading under the weight of reduced government support. <text:span text:style-name="T17">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text:span> A sustained investment in R&amp;D is not just a political ideology but a vital cornerstone of national economic competitiveness. <text:span text:style-name="T17">We are lagging behind in this race for progress, potentially jeopardizing our future prosperity and scientific breakthroughs.</text:span>  If the US is to regain its position as a beacon for innovation and technological advancement, it needs to reverse the trajectory of diminishing R&amp;D funding. This call for action demands a concerted effort from both public and</text:p>
          </table:table-cell>
          <table:table-cell office:value-type="string" calcext:value-type="string">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ext:p/>
            <text:p>Wygenerowany artykuł przedstawia informacje tak jakby dotyczyły 2024/2025 roku, podczas gdy statement dotyczy 2011 roku. Dodatkowe informacje zawarte w artykule są częściowo prawdziwe i opisują problem USA w utracie pozycji lidera w rozwoju nowoczesnych technologii na rzecz innych państw i rychłą potrzebę naprawy tego stanu rzeczy. Jednak w 2011 ten problem nie był tak poważny jak jest w 2025, a wygenerowany artykuł przekazuje informacje z perspektywy 2025 a nie 2011 roku. Niestety, wygenerowany artykuł nie podaje żadnych przydatnych liczb, mogących podpowiedzieć jak zaklasyfikować statement.</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office:value-type="float" office:value="0.108362200050187" calcext:value-type="float">
            <text:p>0.108362200050187</text:p>
          </table:table-cell>
          <table:table-cell table:formula="of:=1-([.G9]/LOG(6;2))" office:value-type="float" office:value="0.111529637233289" calcext:value-type="float">
            <text:p>0,111529637233289</text:p>
          </table:table-cell>
          <table:table-cell table:formula="of:=1-([.H9]/LOG(6;2))" office:value-type="float" office:value="0.150112298094743" calcext:value-type="float">
            <text:p>0,150112298094743</text:p>
          </table:table-cell>
          <table:table-cell table:formula="of:=[.BI9]*[.BJ9]" office:value-type="float" office:value="0.016741970150762" calcext:value-type="float">
            <text:p>0,016741970150762</text:p>
          </table:table-cell>
        </table:table-row>
        <table:table-row table:style-name="ro8">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10]-[.E1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formula="of:=ABS([.I10]-[.J10])" office:value-type="float" office:value="2" calcext:value-type="float">
            <text:p>2</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3">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4">The state boasts a thriving technology sector that fuels innovation and creates high-paying jobs, attracting top talent from around the world</text:span>. <text:span text:style-name="T4">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cell table:formula="of:=1-([.G10]/LOG(6;2))" office:value-type="float" office:value="0.112614616478032" calcext:value-type="float">
            <text:p>0,112614616478032</text:p>
          </table:table-cell>
          <table:table-cell table:formula="of:=1-([.H10]/LOG(6;2))" office:value-type="float" office:value="0.116015108751458" calcext:value-type="float">
            <text:p>0,116015108751458</text:p>
          </table:table-cell>
          <table:table-cell table:formula="of:=[.BI10]*[.BJ10]" office:value-type="float" office:value="0.0130649969777026" calcext:value-type="float">
            <text:p>0,0130649969777026</text:p>
          </table:table-cell>
        </table:table-row>
        <table:table-row table:style-name="ro9">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1]-[.E11]"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table:formula="of:=ABS([.I11]-[.J11])" office:value-type="float" office:value="2" calcext:value-type="float">
            <text:p>2</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5">"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4">The program also acknowledges the often overlooked needs of individuals suffering from mental illness and those who are wrongly incarcerated.</text:span> <text:span text:style-name="T4">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cell table:formula="of:=1-([.G11]/LOG(6;2))" office:value-type="float" office:value="0.130858937501568" calcext:value-type="float">
            <text:p>0,130858937501568</text:p>
          </table:table-cell>
          <table:table-cell table:formula="of:=1-([.H11]/LOG(6;2))" office:value-type="float" office:value="0.0953709013427153" calcext:value-type="float">
            <text:p>0,0953709013427153</text:p>
          </table:table-cell>
          <table:table-cell table:formula="of:=[.BI11]*[.BJ11]" office:value-type="float" office:value="0.0124801348182746" calcext:value-type="float">
            <text:p>0,0124801348182746</text:p>
          </table:table-cell>
        </table:table-row>
        <table:table-row table:style-name="ro10">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12]-[.E12]"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formula="of:=ABS([.I12]-[.J12])" office:value-type="float" office:value="1" calcext:value-type="float">
            <text:p>1</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6">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ext:p/>
            <text:p>Wygenerowany artykuł powtarza stwierdzenia zawarte w kolumnie statement. Jest bardzo ogólny. Wydaje się, że dodaje jakieś informacje, ale one wynikają bezpośrednio z informacji zawartej w treści kolumny statement, więc nie mogą zostać potraktowane jako dodatkowe informacje, bo niczego nie wnoszą. Trudno jest stwierdzić prawdziwość tych informacji.</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cell table:formula="of:=1-([.G12]/LOG(6;2))" office:value-type="float" office:value="0.208813474027661" calcext:value-type="float">
            <text:p>0,208813474027661</text:p>
          </table:table-cell>
          <table:table-cell table:formula="of:=1-([.H12]/LOG(6;2))" office:value-type="float" office:value="0.205743503735912" calcext:value-type="float">
            <text:p>0,205743503735912</text:p>
          </table:table-cell>
          <table:table-cell table:formula="of:=[.BI12]*[.BJ12]" office:value-type="float" office:value="0.042962015773719" calcext:value-type="float">
            <text:p>0,042962015773719</text:p>
          </table:table-cell>
        </table:table-row>
        <table:table-row table:style-name="ro7">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13]-[.E13]"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table:formula="of:=ABS([.I13]-[.J13])" office:value-type="float" office:value="1" calcext:value-type="float">
            <text:p>1</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4">słabość gospodarki</text:span> i <text:span text:style-name="T4">niższe dochody stanów i samorządów</text:span>. Dlatego ocena PolitiFact to: "Mostly True" (w większości prawda).</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or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cell table:formula="of:=1-([.G13]/LOG(6;2))" office:value-type="float" office:value="0.254104821865999" calcext:value-type="float">
            <text:p>0,254104821865999</text:p>
          </table:table-cell>
          <table:table-cell table:formula="of:=1-([.H13]/LOG(6;2))" office:value-type="float" office:value="0.150170107045986" calcext:value-type="float">
            <text:p>0,150170107045986</text:p>
          </table:table-cell>
          <table:table-cell table:formula="of:=[.BI13]*[.BJ13]" office:value-type="float" office:value="0.0381589483005183" calcext:value-type="float">
            <text:p>0,0381589483005183</text:p>
          </table:table-cell>
        </table:table-row>
        <table:table-row table:style-name="ro8">
          <table:table-cell table:style-name="ce6"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14]-[.E14]"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table:formula="of:=ABS([.I14]-[.J14])" office:value-type="float" office:value="1" calcext:value-type="float">
            <text:p>1</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ext:span text:style-name="T5">The lack of detailed information and the broad implications of these tax proposals</text:span> raise questions about their efficacy for small business owners, especially when compared to the seemingly negligible</text:p>
          </table:table-cell>
          <table:table-cell office:value-type="string" calcext:value-type="string">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Wygenerowany artykuł jest bardzo ogólny i nie dodaje żadnych istnotnych informacji, mogących wspomóc klasyfikację.</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office:value-type="float" office:value="0.107834000801574" calcext:value-type="float">
            <text:p>0.107834000801574</text:p>
          </table:table-cell>
          <table:table-cell table:formula="of:=1-([.G14]/LOG(6;2))" office:value-type="float" office:value="0.206690964484324" calcext:value-type="float">
            <text:p>0,206690964484324</text:p>
          </table:table-cell>
          <table:table-cell table:formula="of:=1-([.H14]/LOG(6;2))" office:value-type="float" office:value="0.174019325561895" calcext:value-type="float">
            <text:p>0,174019325561895</text:p>
          </table:table-cell>
          <table:table-cell table:formula="of:=[.BI14]*[.BJ14]" office:value-type="float" office:value="0.0359682222392997" calcext:value-type="float">
            <text:p>0,0359682222392997</text:p>
          </table:table-cell>
        </table:table-row>
        <table:table-row table:style-name="ro6">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15]-[.E15]"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table:formula="of:=ABS([.I15]-[.J15])" office:value-type="float" office:value="1" calcext:value-type="float">
            <text:p>1</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5">when adjusted for inflation</text:span>. <text:span text:style-name="T5">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5">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cell table:formula="of:=1-([.G15]/LOG(6;2))" office:value-type="float" office:value="0.140084330613323" calcext:value-type="float">
            <text:p>0,140084330613323</text:p>
          </table:table-cell>
          <table:table-cell table:formula="of:=1-([.H15]/LOG(6;2))" office:value-type="float" office:value="0.244055319280873" calcext:value-type="float">
            <text:p>0,244055319280873</text:p>
          </table:table-cell>
          <table:table-cell table:formula="of:=[.BI15]*[.BJ15]" office:value-type="float" office:value="0.0341883260340821" calcext:value-type="float">
            <text:p>0,0341883260340821</text:p>
          </table:table-cell>
        </table:table-row>
        <table:table-row table:style-name="ro5">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6]-[.E16]"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table:formula="of:=ABS([.I16]-[.J16])" office:value-type="float" office:value="1" calcext:value-type="float">
            <text:p>1</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cell table:formula="of:=1-([.G16]/LOG(6;2))" office:value-type="float" office:value="0.134726038541413" calcext:value-type="float">
            <text:p>0,134726038541413</text:p>
          </table:table-cell>
          <table:table-cell table:formula="of:=1-([.H16]/LOG(6;2))" office:value-type="float" office:value="0.23126414125011" calcext:value-type="float">
            <text:p>0,23126414125011</text:p>
          </table:table-cell>
          <table:table-cell table:formula="of:=[.BI16]*[.BJ16]" office:value-type="float" office:value="0.0311573016073092" calcext:value-type="float">
            <text:p>0,0311573016073092</text:p>
          </table:table-cell>
        </table:table-row>
        <table:table-row table:style-name="ro3">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7]-[.E17]"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formula="of:=ABS([.I17]-[.J17])" office:value-type="float" office:value="1" calcext:value-type="float">
            <text:p>1</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cell table:formula="of:=1-([.G17]/LOG(6;2))" office:value-type="float" office:value="0.14384225256948" calcext:value-type="float">
            <text:p>0,14384225256948</text:p>
          </table:table-cell>
          <table:table-cell table:formula="of:=1-([.H17]/LOG(6;2))" office:value-type="float" office:value="0.212489365552498" calcext:value-type="float">
            <text:p>0,212489365552498</text:p>
          </table:table-cell>
          <table:table-cell table:formula="of:=[.BI17]*[.BJ17]" office:value-type="float" office:value="0.0305649489881308" calcext:value-type="float">
            <text:p>0,0305649489881308</text:p>
          </table:table-cell>
        </table:table-row>
        <table:table-row table:style-name="ro8">
          <table:table-cell table:style-name="ce6"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18]-[.E18]"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table:formula="of:=ABS([.I18]-[.J18])" office:value-type="float" office:value="1" calcext:value-type="float">
            <text:p>1</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text:span text:style-name="T4">While the statistics serve as a powerful reminder of the inherent human vulnerability within the justice system, they also raise questions about the potential of alternative punishment options</text:span>.  These developments underscore the profound impact of the death penalty on society and call for further investigation into its efficacy and potential risks. <text:span text:style-name="T5">The number of inmates currently incarcerated on death row has steadily increased since 2000, reaching a significant milestone in 2022</text:span>.  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While the death penalty has long been presented as a form of retribution, its impact on the lives of those who are sentenced to death raises questions about its efficacy.  The death penalty itself is a form of social and psychological punishment. It creates an atmosphere of fear and uncertainty within the system and within society. It also poses</text:p>
          </table:table-cell>
          <table:table-cell office:value-type="string" calcext:value-type="string">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office:value-type="float" office:value="0.10468322196126" calcext:value-type="float">
            <text:p>0.10468322196126</text:p>
          </table:table-cell>
          <table:table-cell table:formula="of:=1-([.G18]/LOG(6;2))" office:value-type="float" office:value="0.117399811532799" calcext:value-type="float">
            <text:p>0,117399811532799</text:p>
          </table:table-cell>
          <table:table-cell table:formula="of:=1-([.H18]/LOG(6;2))" office:value-type="float" office:value="0.246306204932277" calcext:value-type="float">
            <text:p>0,246306204932277</text:p>
          </table:table-cell>
          <table:table-cell table:formula="of:=[.BI18]*[.BJ18]" office:value-type="float" office:value="0.0289163020384083" calcext:value-type="float">
            <text:p>0,0289163020384083</text:p>
          </table:table-cell>
        </table:table-row>
        <table:table-row table:style-name="ro8">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19]-[.E19]"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table:formula="of:=ABS([.I19]-[.J19])" office:value-type="float" office:value="1" calcext:value-type="float">
            <text:p>1</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18">The plan, which focuses heavily on capital gains and dividend cuts</text:span><text:span text:style-name="T19">, </text:span><text:span text:style-name="T20">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5">They point to the historic low interest rates and the ongoing economic boom as evidence of the efficacy of this strategy</text:span>. <text:span text:style-name="T4">Opponents of the plan, however, highlight the growing income inequality and the potential for exacerbating social disparities.</text:span> <text:span text:style-name="T4">They argue that this strategy disproportionately benefits the wealthy</text:span><text:span text:style-name="T14"> </text:span><text:span text:style-name="T21">at the expense of middle- and lower-income families, who would see a greater burden compared to the affluent</text:span>. <text:span text:style-name="T4">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cell table:formula="of:=1-([.G19]/LOG(6;2))" office:value-type="float" office:value="0.182640065622733" calcext:value-type="float">
            <text:p>0,182640065622733</text:p>
          </table:table-cell>
          <table:table-cell table:formula="of:=1-([.H19]/LOG(6;2))" office:value-type="float" office:value="0.157305174166319" calcext:value-type="float">
            <text:p>0,157305174166319</text:p>
          </table:table-cell>
          <table:table-cell table:formula="of:=[.BI19]*[.BJ19]" office:value-type="float" office:value="0.028730227332532" calcext:value-type="float">
            <text:p>0,028730227332532</text:p>
          </table:table-cell>
        </table:table-row>
        <table:table-row table:style-name="ro11">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20]-[.E20]"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table:formula="of:=ABS([.I20]-[.J20])" office:value-type="float" office:value="1" calcext:value-type="float">
            <text:p>1</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5">compared to the national average of </text:span><text:span text:style-name="T22">35%</text:span>. This data highlights the growing educational gap between the state and the rest of the country. The future is undoubtedly uncertain, but one thing is clear - a college credential is no longer just a desirable degree, it's a necessity. <text:span text:style-name="T4">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4">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ext:p><text:a xlink:href="https://www.aecf.org/blog/more-americans-earning-bachelors-degrees-and-higher" xlink:type="simple">https://www.aecf.org/blog/more-americans-earning-bachelors-degrees-and-higher</text:a></text:p>
            <text:p><text:a xlink:href="https://chatgpt.com/share/687299a8-259c-8000-a196-d54a73e684d5" xlink:type="simple">https://chatgpt.com/share/687299a8-259c-8000-a196-d54a73e684d5</text:a></text:p>
            <text:p/>
            <text:p>Wygenerowany artykuł dodaje wartościowe informacje, ale nie uwzględnia kontekstu czasowego potrzebnego do podania faktycznych informacji na temat procentu młodych amerykanów ze stanu Georgia z wyższym wykształceniem lub robiących certyfikaty kilku letnie. Podaje statystykę krajowej średniej, ale nie wiadomo, z którego roku i z jakiego źródła, przez co trudno ją zweryfikować. A skoro nie jest jasne z jakiego roku i czy jest prawdziwa (na pewno z perspektywy tego kontekstu czasowego nie jest prawdziwa), to nie można na jej podstawie jednoznacznie określić prawdziwości treści kolumny statement.</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cell table:formula="of:=1-([.G20]/LOG(6;2))" office:value-type="float" office:value="0.12657286306472" calcext:value-type="float">
            <text:p>0,12657286306472</text:p>
          </table:table-cell>
          <table:table-cell table:formula="of:=1-([.H20]/LOG(6;2))" office:value-type="float" office:value="0.222942689788204" calcext:value-type="float">
            <text:p>0,222942689788204</text:p>
          </table:table-cell>
          <table:table-cell table:formula="of:=[.BI20]*[.BJ20]" office:value-type="float" office:value="0.0282184945458427" calcext:value-type="float">
            <text:p>0,0282184945458427</text:p>
          </table:table-cell>
        </table:table-row>
        <table:table-row table:style-name="ro12">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21]-[.E21]"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table:formula="of:=ABS([.I21]-[.J21])" office:value-type="float" office:value="1" calcext:value-type="float">
            <text:p>1</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pozytywny stereotyp tej instytucji</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cell table:formula="of:=1-([.G21]/LOG(6;2))" office:value-type="float" office:value="0.119150483013401" calcext:value-type="float">
            <text:p>0,119150483013401</text:p>
          </table:table-cell>
          <table:table-cell table:formula="of:=1-([.H21]/LOG(6;2))" office:value-type="float" office:value="0.233910501681812" calcext:value-type="float">
            <text:p>0,233910501681812</text:p>
          </table:table-cell>
          <table:table-cell table:formula="of:=[.BI21]*[.BJ21]" office:value-type="float" office:value="0.0278705492572949" calcext:value-type="float">
            <text:p>0,0278705492572949</text:p>
          </table:table-cell>
        </table:table-row>
        <table:table-row table:style-name="ro13">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22]-[.E22]"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formula="of:=ABS([.I22]-[.J22])" office:value-type="float" office:value="1" calcext:value-type="float">
            <text:p>1</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3">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cell table:formula="of:=1-([.G22]/LOG(6;2))" office:value-type="float" office:value="0.150532860193894" calcext:value-type="float">
            <text:p>0,150532860193894</text:p>
          </table:table-cell>
          <table:table-cell table:formula="of:=1-([.H22]/LOG(6;2))" office:value-type="float" office:value="0.168693426342244" calcext:value-type="float">
            <text:p>0,168693426342244</text:p>
          </table:table-cell>
          <table:table-cell table:formula="of:=[.BI22]*[.BJ22]" office:value-type="float" office:value="0.0253939039632059" calcext:value-type="float">
            <text:p>0,0253939039632059</text:p>
          </table:table-cell>
        </table:table-row>
        <table:table-row table:style-name="ro14">
          <table:table-cell table:style-name="ce6"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3]-[.E23]"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table:formula="of:=ABS([.I23]-[.J23])" office:value-type="float" office:value="1" calcext:value-type="float">
            <text:p>1</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string" calcext:value-type="string">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office:value-type="float" office:value="1" calcext:value-type="float">
            <text:p>1</text:p>
          </table:table-cell>
          <table:table-cell table:number-columns-repeated="15"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ext:p/>
            <text:p>Wygenerowany artykuł jest nie na temat. Brakuje kontekstu historycznego i ogólnie kontekstu w treści kolumny statement. Dlatego artykuł nie mógł się poprawnie wygenerować.</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office:value-type="float" office:value="0.105016077239239" calcext:value-type="float">
            <text:p>0.105016077239239</text:p>
          </table:table-cell>
          <table:table-cell table:formula="of:=1-([.G23]/LOG(6;2))" office:value-type="float" office:value="0.189489611615188" calcext:value-type="float">
            <text:p>0,189489611615188</text:p>
          </table:table-cell>
          <table:table-cell table:formula="of:=1-([.H23]/LOG(6;2))" office:value-type="float" office:value="0.130184578008912" calcext:value-type="float">
            <text:p>0,130184578008912</text:p>
          </table:table-cell>
          <table:table-cell table:formula="of:=[.BI23]*[.BJ23]" office:value-type="float" office:value="0.0246686251251959" calcext:value-type="float">
            <text:p>0,0246686251251959</text:p>
          </table:table-cell>
        </table:table-row>
        <table:table-row table:style-name="ro8">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4]-[.E24]"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table:formula="of:=ABS([.I24]-[.J24])" office:value-type="float" office:value="1" calcext:value-type="float">
            <text:p>1</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8"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cell table:formula="of:=1-([.G24]/LOG(6;2))" office:value-type="float" office:value="0.110205563297441" calcext:value-type="float">
            <text:p>0,110205563297441</text:p>
          </table:table-cell>
          <table:table-cell table:formula="of:=1-([.H24]/LOG(6;2))" office:value-type="float" office:value="0.221369721844314" calcext:value-type="float">
            <text:p>0,221369721844314</text:p>
          </table:table-cell>
          <table:table-cell table:formula="of:=[.BI24]*[.BJ24]" office:value-type="float" office:value="0.0243961748928505" calcext:value-type="float">
            <text:p>0,0243961748928505</text:p>
          </table:table-cell>
        </table:table-row>
        <table:table-row table:style-name="ro8">
          <table:table-cell table:style-name="ce6"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25]-[.E25]"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table:formula="of:=ABS([.I25]-[.J25])" office:value-type="float" office:value="1" calcext:value-type="float">
            <text:p>1</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pan text:style-name="T4">In Texas, the rate of uninsured adults is the highest in the nation</text:span>, <text:span text:style-name="T5">hovering at a staggering 14.3%</text:span>. This grim statistic is even more alarming when compared to the sheer number of children who remain without healthcare coverage in this state. <text:span text:style-name="T4">Recent data reveals that Texas is home to the largest number of uninsured children nationwide</text:span>, <text:span text:style-name="T23">exceeding almost 500,000</text:span>.  <text:span text:style-name="T4">This alarming number surpasses any other state in the United States</text:span>, creating a generation at risk of health disparities and compromised well-being.  <text:span text:style-name="T4">These numbers underscore a broader issue that needs to be addressed: the lack of accessible and affordable healthcare options in Texas</text:span>.  <text:span text:style-name="T4">The consequences are far-reaching, impacting not only individuals and families but also the overall economy of the state</text:span>.  To understand the complex issue of healthcare access in Texas, one must examine its causes, the impact on communities and the consequences for our children.   Addressing this issue with a multifaceted approach – tackling structural issues, promoting policy changes and increasing public awareness – is crucial in paving the path for a more equitable and accessible healthcare system in Texas.  It's time for the</text:p>
          </table:table-cell>
          <table:table-cell office:value-type="string" calcext:value-type="string">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Wysoki odsetek nieubezpieczonych dorosłych w Teksasie</text:p>
            <text:p>Największa liczba nieubezpieczonych dzieci</text:p>
            <text:p>Problem systemow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Artykuł przedstawia nieprawdziwe dane na temat procentowej liczby nieubezpieczonych ludzi (ani z perspektywy kontekstu czasowego artykułu na PolitiFact, ani z perspektywy aktualnego roku). Jednak dodaje informacje na temat tego, że jest to problem systemowy co jest częściowo zgodne z tym, że Texas nie rozszerzył programu Medicaid z dofinansowaniem federalnym.</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office:value-type="float" office:value="0.109218597168601" calcext:value-type="float">
            <text:p>0.109218597168601</text:p>
          </table:table-cell>
          <table:table-cell table:formula="of:=1-([.G25]/LOG(6;2))" office:value-type="float" office:value="0.103221068250413" calcext:value-type="float">
            <text:p>0,103221068250413</text:p>
          </table:table-cell>
          <table:table-cell table:formula="of:=1-([.H25]/LOG(6;2))" office:value-type="float" office:value="0.229640491146231" calcext:value-type="float">
            <text:p>0,229640491146231</text:p>
          </table:table-cell>
          <table:table-cell table:formula="of:=[.BI25]*[.BJ25]" office:value-type="float" office:value="0.0237037368096634" calcext:value-type="float">
            <text:p>0,0237037368096634</text:p>
          </table:table-cell>
        </table:table-row>
        <table:table-row table:style-name="ro13">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26]-[.E26]"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formula="of:=ABS([.I26]-[.J26])" office:value-type="float" office:value="1" calcext:value-type="float">
            <text:p>1</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4">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exas nie ma ustalonej płacy minimalnej <text:span text:style-name="T27">(</text:span>nie ma informacji o tym, że ogólnie istnieje płaca minimalna ustalona na federalne minimum, ale można rozumieć, że to jest w domyśle, bo jest generowane w kontekście USA<text:span text:style-name="T27">)</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cell table:formula="of:=1-([.G26]/LOG(6;2))" office:value-type="float" office:value="0.145048379468601" calcext:value-type="float">
            <text:p>0,145048379468601</text:p>
          </table:table-cell>
          <table:table-cell table:formula="of:=1-([.H26]/LOG(6;2))" office:value-type="float" office:value="0.147629228018875" calcext:value-type="float">
            <text:p>0,147629228018875</text:p>
          </table:table-cell>
          <table:table-cell table:formula="of:=[.BI26]*[.BJ26]" office:value-type="float" office:value="0.0214133802863385" calcext:value-type="float">
            <text:p>0,0214133802863385</text:p>
          </table:table-cell>
        </table:table-row>
        <table:table-row table:style-name="ro8">
          <table:table-cell table:style-name="ce6"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27]-[.E27]"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table:formula="of:=ABS([.I27]-[.J27])" office:value-type="float" office:value="1" calcext:value-type="float">
            <text:p>1</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text:span text:style-name="T5">study by the Economic Policy Institute</text:span> reveals that Texas has, <text:span text:style-name="T5">as of 2023</text:span>, the highest share of minimum-wage workers in the nation. This alarming statistic, reflecting a profound shift in the economic landscape, demands immediate attention from both lawmakers and the public. <text:span text:style-name="T5">The report found that Texas now boasts an alarming 26% of its workforce earning minimum wages</text:span>. <text:span text:style-name="T5">This staggering figure outpaces even other states with notoriously high minimum wage levels, like California, Washington, and Oregon</text:span>. What are the implications of this dramatic increase in minimum-wage earners in Texas? <text:span text:style-name="T4">The study reveals that the number of individuals relying on minimum wages has </text:span><text:span text:style-name="T24">significantly</text:span><text:span text:style-name="T4"> increased</text:span>, highlighting a growing economic disparity between the low-wage worker population and higher-earning segments.  Many workers are struggling to make ends meet, and the rising cost of living, <text:span text:style-name="T4">coupled with stagnant wage growth</text:span>,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Moreover, these jobs often come with a lack of benefits and opportunities for career</text:p>
          </table:table-cell>
          <table:table-cell office:value-type="string" calcext:value-type="string">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informacja o zatrzymaniu wzrostu wynagrodzen</text:p>
            <text:p>Informacja o spadku wynagrodzeń (chodź przesacowanie tempa spadk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ext:p/>
            <text:p>Wygenerowany artykuł dostarcza dodatkowych informacji, które w teorii mogłyby poprawić klasyfikację, jednak są fałszywe, bo są podane z perspektywy 2023 roku a nie roku treści zawartej w statement czyli 2010. Jedynie dwie informacje mogą być minimalnie przydatne w poprawie klasyfikacji, choć są zbyt rozmyte w nieprawdziwym tle innych informacji zawartych w artykule.</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office:value-type="float" office:value="0.105873780773592" calcext:value-type="float">
            <text:p>0.105873780773592</text:p>
          </table:table-cell>
          <table:table-cell table:formula="of:=1-([.G27]/LOG(6;2))" office:value-type="float" office:value="0.129952749429522" calcext:value-type="float">
            <text:p>0,129952749429522</text:p>
          </table:table-cell>
          <table:table-cell table:formula="of:=1-([.H27]/LOG(6;2))" office:value-type="float" office:value="0.129150119699283" calcext:value-type="float">
            <text:p>0,129150119699283</text:p>
          </table:table-cell>
          <table:table-cell table:formula="of:=[.BI27]*[.BJ27]" office:value-type="float" office:value="0.0167834131440737" calcext:value-type="float">
            <text:p>0,0167834131440737</text:p>
          </table:table-cell>
        </table:table-row>
        <table:table-row table:style-name="ro9">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28]-[.E28]"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formula="of:=ABS([.I28]-[.J28])" office:value-type="float" office:value="1" calcext:value-type="float">
            <text:p>1</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table:style-name="ce2"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5">These include the economic fallout from the COVID-19 pandemic</text:span>,<text:span text:style-name="T6"> </text:span><text:span text:style-name="T16">the widening gap between high-skilled and low-skilled labor markets, and the lack of opportunities for women</text:span><text:span text:style-name="T4">.</text:span>  These numbers reveal a societal issue that demands immediate action. <text:span text:style-name="T4">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ext:p>- informacja o zwiększającej się różnicy pomiędzy wysoko i nisko wykwalifikowanymi zawodami</text:p>
            <text:p>- informacja o tym, że kobiety rzadziej pracują w wysokowykwalifikowanych zawodach</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https://www.theatlantic.com/technology/archive/2013/10/we-need-more-women-in-tech-the-data-prove-it/280964/?utm_source=chatgpt.com</text:p>
            <text:p><text:a xlink:href="https://chatgpt.com/share/6872d6b8-1120-8000-85be-f65bce8a81eb" xlink:type="simple">https://chatgpt.com/share/6872d6b8-1120-8000-85be-f65bce8a81eb</text:a></text:p>
            <text:p><text:a xlink:href="https://www.frbsf.org/research-and-insights/publications/economic-letter/2015/01/wages-education-college-labor-earnings-income/?utm_source=chatgpt.com" xlink:type="simple">https://www.frbsf.org/research-and-insights/publications/economic-letter/2015/01/wages-education-college-labor-earnings-income/?utm_source=chatgpt.com</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cell table:formula="of:=1-([.G28]/LOG(6;2))" office:value-type="float" office:value="0.154187935494477" calcext:value-type="float">
            <text:p>0,154187935494477</text:p>
          </table:table-cell>
          <table:table-cell table:formula="of:=1-([.H28]/LOG(6;2))" office:value-type="float" office:value="0.107834407947125" calcext:value-type="float">
            <text:p>0,107834407947125</text:p>
          </table:table-cell>
          <table:table-cell table:formula="of:=[.BI28]*[.BJ28]" office:value-type="float" office:value="0.0166267647366365" calcext:value-type="float">
            <text:p>0,0166267647366365</text:p>
          </table:table-cell>
        </table:table-row>
        <table:table-row table:style-name="ro10">
          <table:table-cell table:style-name="ce6"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29]-[.E29]"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table:formula="of:=ABS([.I29]-[.J29])" office:value-type="float" office:value="1" calcext:value-type="float">
            <text:p>1</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string" calcext:value-type="string">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ext:p/>
            <text:p>Wygenerowany artykuł skupia się na tym, że 20% populacji otrzymuje 80% pieniędzy na opiekę zdrowotną (pytanie skąd?) i że ta nierówność jest głównym problemem, który trzeba rozwiązać, ale nie podaje żadnych przyczyn tego problemu. W oryginalnym artykule podane jest, że 20% generuje 80% kosztów ponieważ 20% choruje na przewlekłe choroby lub są w końcowym stadium chorobty, co generuje przez hospitalizację główne koszty. Czyli najciężej chorzy ludzie generują największe koszty i nie wydaje się, że ta nierówność jest problemem samym w sobie, na którym należy się skupić w tym przypadku – najciężej chorzy nie mają przywileju, z tego że otrzymują najwięcej pieniędzy przez to, że najciężej chorują.</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office:value-type="float" office:value="0.109562474199771" calcext:value-type="float">
            <text:p>0.109562474199771</text:p>
          </table:table-cell>
          <table:table-cell table:formula="of:=1-([.G29]/LOG(6;2))" office:value-type="float" office:value="0.106407210951408" calcext:value-type="float">
            <text:p>0,106407210951408</text:p>
          </table:table-cell>
          <table:table-cell table:formula="of:=1-([.H29]/LOG(6;2))" office:value-type="float" office:value="0.151505792118677" calcext:value-type="float">
            <text:p>0,151505792118677</text:p>
          </table:table-cell>
          <table:table-cell table:formula="of:=[.BI29]*[.BJ29]" office:value-type="float" office:value="0.0161213087823323" calcext:value-type="float">
            <text:p>0,0161213087823323</text:p>
          </table:table-cell>
        </table:table-row>
        <table:table-row table:style-name="ro8">
          <table:table-cell table:style-name="ce6"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30]-[.E30]"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table:formula="of:=ABS([.I30]-[.J30])" office:value-type="float" office:value="1" calcext:value-type="float">
            <text:p>1</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text:span text:style-name="T4">Beyond the obvious benefits of collective bargaining and </text:span><text:span text:style-name="T25">improved wages</text:span>,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ext:span text:style-name="T4">The average worker, not just the member, benefits from these negotiations</text:span>.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string" calcext:value-type="string">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ext:p/>
            <text:p>Wygenerowany artykuł mówi, że pracownicy w związkach zawodowych zawsze zarabiają więcej pieniędzy niż Ci, którzy w nich nie są zapisani, co nie jest prawdą, bo niektóre zawody mają gorsze zarobki, jeśli jest się w związkach zawodowych, np. zawody inżynierskie. Jednak wygenerowany artykuł dodaje informacje o tym, że pracownicy w związkach zawodowych mają możliwośc negocjowania warunków prac i płac z pracodawcami co wzmacnia ich pozycję, co jest prawdą. Mimo to, to nie jest wystarczające aby móc poprawić dokładność klasyfikacji.</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office:value-type="float" office:value="0.108322635287248" calcext:value-type="float">
            <text:p>0.108322635287248</text:p>
          </table:table-cell>
          <table:table-cell table:formula="of:=1-([.G30]/LOG(6;2))" office:value-type="float" office:value="0.110411025981039" calcext:value-type="float">
            <text:p>0,110411025981039</text:p>
          </table:table-cell>
          <table:table-cell table:formula="of:=1-([.H30]/LOG(6;2))" office:value-type="float" office:value="0.140955490674006" calcext:value-type="float">
            <text:p>0,140955490674006</text:p>
          </table:table-cell>
          <table:table-cell table:formula="of:=[.BI30]*[.BJ30]" office:value-type="float" office:value="0.0155630403429778" calcext:value-type="float">
            <text:p>0,0155630403429778</text:p>
          </table:table-cell>
        </table:table-row>
        <table:table-row table:style-name="ro15">
          <table:table-cell table:style-name="ce6"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31]-[.E31]"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table:formula="of:=ABS([.I31]-[.J31])" office:value-type="float" office:value="1" calcext:value-type="float">
            <text:p>1</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ext:span text:style-name="T4">This data reveals a complex issue with roots in multiple factors, but it's undeniable that the state needs to prioritize education reform and bolster its support for educational institutions</text:span>.  Texas faces a stark reality when considering the national graduation rate. <text:span text:style-name="T5">With 43rd place ranking behind states like Mississippi, Kentucky, and West Virginia</text:span>,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string" calcext:value-type="string">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roblemy strukturalne w edukacji Teksasu</text:p>
            <text:p>Apel o reformę edukacyjną i większe wsparcie dla nauczyciel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ext:p/>
            <text:p>Wygenerowany artykuł jest ogólny, choć wprowadza szczegółowe, nieprawdziwe i średnio przydatne informacje. Wprowadza jedną przydatną informacje.</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office:value-type="float" office:value="0.105109211639229" calcext:value-type="float">
            <text:p>0.105109211639229</text:p>
          </table:table-cell>
          <table:table-cell table:formula="of:=1-([.G31]/LOG(6;2))" office:value-type="float" office:value="0.109785614225674" calcext:value-type="float">
            <text:p>0,109785614225674</text:p>
          </table:table-cell>
          <table:table-cell table:formula="of:=1-([.H31]/LOG(6;2))" office:value-type="float" office:value="0.135680208372589" calcext:value-type="float">
            <text:p>0,135680208372589</text:p>
          </table:table-cell>
          <table:table-cell table:formula="of:=[.BI31]*[.BJ31]" office:value-type="float" office:value="0.0148957350144521" calcext:value-type="float">
            <text:p>0,0148957350144521</text:p>
          </table:table-cell>
        </table:table-row>
        <table:table-row table:style-name="ro1" table:number-rows-repeated="1048544">
          <table:table-cell table:number-columns-repeated="63"/>
        </table:table-row>
        <table:table-row table:style-name="ro1">
          <table:table-cell table:number-columns-repeated="63"/>
        </table:table-row>
      </table:table>
      <table:named-expressions/>
      <table:database-ranges>
        <table:database-range table:name="__Anonymous_Sheet_DB__0" table:target-range-address="SM_correct_SMA_incorrect.A1:SM_correct_SMA_incorrect.BJ3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9">00.00.0000</text:date>, <text:time style:data-style-name="N2" text:time-value="03:05:10.9988182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19T04:17:30.571741800</dc:date>
    <meta:editing-duration>P1DT14H56M53S</meta:editing-duration>
    <meta:editing-cycles>281</meta:editing-cycles>
    <meta:generator>LibreOffice/25.2.4.3$Windows_X86_64 LibreOffice_project/33e196637044ead23f5c3226cde09b47731f7e27</meta:generator>
    <meta:document-statistic meta:table-count="1" meta:cell-count="1927" meta:object-count="0"/>
  </office:meta>
</office:document-meta>
</file>